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DataStoreImpl.removeGlobalRequestData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DataStoreImpl.getGlobalRequestData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DataStore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StoreImpl.setGlobalRequestData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DataStoreImpl.getRequestData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DataStoreImpl.removeRequestData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DataStoreImpl.setRequestData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